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6417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5.2937in"/>
    </style:style>
    <style:style style:name="co5" style:family="table-column">
      <style:table-column-properties fo:break-before="auto" style:column-width="6.2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1.2882in" fo:break-before="auto" style:use-optimal-row-height="true"/>
    </style:style>
    <style:style style:name="ro4" style:family="table-row">
      <style:table-row-properties style:row-height="1.1291in" fo:break-before="auto" style:use-optimal-row-height="true"/>
    </style:style>
    <style:style style:name="ro5" style:family="table-row">
      <style:table-row-properties style:row-height="0.9701in" fo:break-before="auto" style:use-optimal-row-height="true"/>
    </style:style>
    <style:style style:name="ro6" style:family="table-row">
      <style:table-row-properties style:row-height="1.6063in" fo:break-before="auto" style:use-optimal-row-height="true"/>
    </style:style>
    <style:style style:name="ro7" style:family="table-row">
      <style:table-row-properties style:row-height="2.0835in" fo:break-before="auto" style:use-optimal-row-height="true"/>
    </style:style>
    <style:style style:name="ro8" style:family="table-row">
      <style:table-row-properties style:row-height="2.0917in" fo:break-before="auto" style:use-optimal-row-height="true"/>
    </style:style>
    <style:style style:name="ro9" style:family="table-row">
      <style:table-row-properties style:row-height="1.9244in" fo:break-before="auto" style:use-optimal-row-height="true"/>
    </style:style>
    <style:style style:name="ro10" style:family="table-row">
      <style:table-row-properties style:row-height="1.7654in" fo:break-before="auto" style:use-optimal-row-height="true"/>
    </style:style>
    <style:style style:name="ro11" style:family="table-row">
      <style:table-row-properties style:row-height="1.4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name-asian="DejaVu Sans" style:font-weight-asian="bold" style:font-name-complex="Noto Sans Arabic" style:font-weight-complex="bold"/>
    </style:style>
    <style:style style:name="ce2" style:family="table-cell" style:parent-style-name="Default">
      <style:text-properties style:font-name="Liberation Mono" style:font-name-asian="Liberation Mono" style:font-name-complex="Liberation Mono"/>
    </style:style>
    <style:style style:name="ce5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a7074b" fo:wrap-option="wrap"/>
      <style:text-properties fo:color="#11111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font-name="Liberation Mono" style:font-name-asian="Liberation Mono" style:font-name-complex="Liberation Mono"/>
    </style:style>
    <style:style style:name="ce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weight="bold" style:font-name-asian="DejaVu Sans" style:font-weight-asian="bold" style:font-name-complex="Noto Sans Arabic" style:font-weight-complex="bold"/>
    </style:style>
    <style:style style:name="ce10" style:family="table-cell" style:parent-style-name="Default">
      <style:table-cell-properties fo:wrap-option="wrap"/>
      <style:text-properties style:font-name="Liberation Mono" style:font-name-asian="Liberation Mono" style:font-name-complex="Liberation Mono"/>
    </style:style>
    <style:style style:name="ce11" style:family="table-cell" style:parent-style-name="Default">
      <style:text-properties style:font-name="Liberation Serif" style:font-name-asian="DejaVu Sans" style:font-name-complex="Noto Sans Arabic"/>
    </style:style>
    <style:style style:name="ce1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ff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ff0000" style:font-name="Liberation Serif" style:font-name-asian="DejaVu Sans" style:font-name-complex="Noto Sans Arabic"/>
    </style:style>
    <style:style style:name="ce15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text-properties fo:color="#c9211e"/>
    </style:style>
    <style:style style:name="ce18" style:family="table-cell" style:parent-style-name="Default">
      <style:table-cell-properties fo:wrap-option="wrap"/>
      <style:text-properties fo:color="#ff0000"/>
    </style:style>
    <style:style style:name="T1" style:family="tex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16382" table:default-cell-style-name="Default"/>
        <table:table-row table:style-name="ro1">
          <table:table-cell table:style-name="ce19" office:value-type="string" calcext:value-type="string">
            <text:p>Questions</text:p>
          </table:table-cell>
          <table:table-cell table:style-name="ce19" office:value-type="string" calcext:value-type="string">
            <text:p>Category</text:p>
          </table:table-cell>
          <table:table-cell table:style-name="ce7" table:number-columns-repeated="16382"/>
        </table:table-row>
        <table:table-row table:style-name="ro1">
          <table:table-cell office:value-type="string" calcext:value-type="string">
            <text:p>What are the top 10 business partners by total sales order value?</text:p>
          </table:table-cell>
          <table:table-cell table:style-name="ce5" office:value-type="string" calcext:value-type="string">
            <text:p>Finance</text:p>
          </table:table-cell>
          <table:table-cell table:style-name="ce8" table:number-columns-repeated="2"/>
          <table:table-cell table:style-name="ce9"/>
          <table:table-cell table:style-name="ce8" table:number-columns-repeated="16379"/>
        </table:table-row>
        <table:table-row table:style-name="ro1">
          <table:table-cell office:value-type="string" calcext:value-type="string">
            <text:p>How many products we have?</text:p>
          </table:table-cell>
          <table:table-cell table:style-name="ce5" office:value-type="string" calcext:value-type="string">
            <text:p>Finance</text:p>
          </table:table-cell>
          <table:table-cell/>
          <table:table-cell table:style-name="ce7" table:number-columns-repeated="16381"/>
        </table:table-row>
        <table:table-row table:style-name="ro1">
          <table:table-cell office:value-type="string" calcext:value-type="string">
            <text:p>Show me the transaction details in year '2018'.</text:p>
          </table:table-cell>
          <table:table-cell table:style-name="ce5" office:value-type="string" calcext:value-type="string">
            <text:p>Fina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 top 10 sales orders in year 2018.</text:p>
          </table:table-cell>
          <table:table-cell office:value-type="string" calcext:value-type="string">
            <text:p>S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 the top 10 BP sales in sales organization "APJ".</text:p>
          </table:table-cell>
          <table:table-cell office:value-type="string" calcext:value-type="string">
            <text:p>S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ll the SO details in year 2018 in "APJ".</text:p>
          </table:table-cell>
          <table:table-cell office:value-type="string" calcext:value-type="string">
            <text:p>S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 top 10 sales products per BP in year 2018.</text:p>
          </table:table-cell>
          <table:table-cell office:value-type="string" calcext:value-type="string">
            <text:p>S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ch is the bestselling product of 2018? </text:p>
          </table:table-cell>
          <table:table-cell office:value-type="string" calcext:value-type="string">
            <text:p>S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w do product sales compare across different categories?</text:p>
          </table:table-cell>
          <table:table-cell office:value-type="string" calcext:value-type="string">
            <text:p>S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at is the average gross amount per sales order item across different product types?</text:p>
          </table:table-cell>
          <table:table-cell office:value-type="string" calcext:value-type="string">
            <text:p>Sa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w me the number of employee's performance is "Satisfactory"</text:p>
          </table:table-cell>
          <table:table-cell table:style-name="ce3" office:value-type="string" calcext:value-type="string">
            <text:p>H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 all employees in department 'Office of CEO'.</text:p>
          </table:table-cell>
          <table:table-cell table:style-name="ce6" office:value-type="string" calcext:value-type="string">
            <text:p>H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at are the average salaries by department and job classification?</text:p>
          </table:table-cell>
          <table:table-cell table:style-name="ce6" office:value-type="string" calcext:value-type="string">
            <text:p>H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w many employees have exited in the last year, and what are the common reasons for their exit?</text:p>
          </table:table-cell>
          <table:table-cell table:style-name="ce6" office:value-type="string" calcext:value-type="string">
            <text:p>HR</text:p>
          </table:table-cell>
          <table:table-cell table:number-columns-repeated="16382"/>
        </table:table-row>
      </table:table>
      <table:table table:name="Sheet2" table:style-name="ta1">
        <table:table-column table:style-name="co4" table:default-cell-style-name="ce9"/>
        <table:table-column table:style-name="co5" table:default-cell-style-name="ce9"/>
        <table:table-column table:style-name="co5" table:default-cell-style-name="ce16"/>
        <table:table-column table:style-name="co3" table:number-columns-repeated="16381" table:default-cell-style-name="Default"/>
        <table:table-row table:style-name="ro1">
          <table:table-cell table:style-name="ce1" office:value-type="string" calcext:value-type="string">
            <text:p>Questions</text:p>
          </table:table-cell>
          <table:table-cell table:style-name="ce1" office:value-type="string" calcext:value-type="string">
            <text:p>Category</text:p>
          </table:table-cell>
          <table:table-cell table:style-name="Default" office:value-type="string" calcext:value-type="string">
            <text:p>Queries</text:p>
          </table:table-cell>
          <table:table-cell table:style-name="ce7" table:number-columns-repeated="16381"/>
        </table:table-row>
        <table:table-row table:style-name="ro2">
          <table:table-cell table:style-name="ce10" office:value-type="string" calcext:value-type="string">
            <text:p>Show me the number of employee's performance is "Satisfactory"</text:p>
          </table:table-cell>
          <table:table-cell table:style-name="ce10" office:value-type="string" calcext:value-type="string">
            <text:p>HR</text:p>
          </table:table-cell>
          <table:table-cell office:value-type="string" calcext:value-type="string">
            <text:p><text:span text:style-name="T1">        SELECT COUNT(DISTINCT ep.EMPLOYEEID) FROM DATMOK.EMPLOYEE_PERFORMANCE ep WHERE ep.PERFORMANCE = 'Satisfactory';</text:span></text:p>
            <text:p><text:span text:style-name="T1">      </text:span></text:p>
          </table:table-cell>
          <table:table-cell table:style-name="ce8" table:number-columns-repeated="16381"/>
        </table:table-row>
        <table:table-row table:style-name="ro3">
          <table:table-cell table:style-name="ce2" office:value-type="string" calcext:value-type="string">
            <text:p>List top 10 sales orders in year 2018.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<text:span text:style-name="T1">SELECT</text:span></text:p>
            <text:p><text:span text:style-name="T1">     so.SALESORDERID as "Sales Order",    bp.COMPANYNAME as "Business </text:span></text:p>
            <text:p><text:span text:style-name="T1">Partner",    so.CREATEDAT as "Sales Order Creation Date",    </text:span></text:p>
            <text:p><text:span text:style-name="T1">YEAR(so.CREATEDAT) as "Year of Sales Order Creation",    so.GROSSAMOUNT </text:span></text:p>
            <text:p><text:span text:style-name="T1">as "Gross Amount"FROM     DATMOK.SALES_ORDERS as soJOIN     </text:span></text:p>
            <text:p><text:span text:style-name="T1">DATMOK.BUSINESS_PARTNERS as bp ON so.PARTNERID = bp.PARTNERIDWHERE     </text:span></text:p>
            <text:p><text:span text:style-name="T1">YEAR(so.CREATEDAT) = 2018ORDER BY     so.GROSSAMOUNT DESCLIMIT 10;</text:span></text:p>
            <text:p><text:span text:style-name="T1">      </text:span>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16380"/>
        </table:table-row>
        <table:table-row table:style-name="ro4">
          <table:table-cell table:style-name="ce11" office:value-type="string" calcext:value-type="string">
            <text:p>Show me the transaction details in year '2018'.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<text:span text:style-name="T1">SELECT</text:span></text:p>
            <text:p><text:span text:style-name="T1"> ft.TRANSACTIONID as "Transaction ID",        ft.DATE as "Transaction </text:span></text:p>
            <text:p><text:span text:style-name="T1">Date",        YEAR(ft.DATE) as "Year of Transaction",        </text:span></text:p>
            <text:p><text:span text:style-name="T1">QUARTER(ft.DATE) as "Quarter of Transaction",        ft.VERSION as </text:span></text:p>
            <text:p><text:span text:style-name="T1">"Transaction Version",        ft.VALUE as "Value"FROM </text:span></text:p>
            <text:p><text:span text:style-name="T1">DATMOK.FINANCIAL_TRANSACTIONS as ftWHERE YEAR(ft.DATE) = 2018ORDER BY </text:span></text:p>
            <text:p><text:span text:style-name="T1">ft.VALUE DESC;</text:span>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List all employees in department 'Office of CEO'.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<text:span text:style-name="T1">SELECT</text:span></text:p>
            <text:p><text:span text:style-name="T1">     epd.FULLNAME,     dep.SHORT_DESCRIPTION AS "Department"FROM     </text:span></text:p>
            <text:p><text:span text:style-name="T1">DATMOK.EMPLOYEE_HEADCOUNT ehJOIN     DATMOK.EMPLOYEE_PERSONAL_DATA epd </text:span></text:p>
            <text:p><text:span text:style-name="T1">ON eh.EMPLOYEEID = epd.EMPLOYEEIDJOIN     DATMOK.DEPARTMENT_TEXTS dep ON</text:span></text:p>
            <text:p><text:span text:style-name="T1"> eh.DEPARTMENTID = dep.DEPARTMENTID AND dep.LANGUAGE = 'EN'WHERE     </text:span></text:p>
            <text:p><text:span text:style-name="T1">dep.SHORT_DESCRIPTION = 'Office of CEO';</text:span>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ow many products we have?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<text:span text:style-name="T1">SELECT COUNT(DISTINCT p.PRODUCTID) AS "Number of Products"FROM DATMOK.PRODUCTS p;</text:span></text:p>
            <text:p/>
          </table:table-cell>
          <table:table-cell table:number-columns-repeated="16381"/>
        </table:table-row>
        <table:table-row table:style-name="ro6">
          <table:table-cell table:style-name="ce12" office:value-type="string" calcext:value-type="string">
            <text:p>List the top 10 BP sales in sales organization "APJ".</text:p>
          </table:table-cell>
          <table:table-cell table:style-name="ce15" office:value-type="string" calcext:value-type="string">
            <text:p>Sales</text:p>
          </table:table-cell>
          <table:table-cell table:style-name="ce17" office:value-type="string" calcext:value-type="string">
            <text:p>SELECT bp."COMPANYNAME" AS "Business Partner", </text:p>
            <text:p>       SUM(TO_DECIMAL(soi."GROSSAMOUNT", 32, 2)) AS "Total Gross Amount"</text:p>
            <text:p>FROM DATMOK."SALES_ORDERS" so</text:p>
            <text:p>JOIN DATMOK."BUSINESS_PARTNERS" bp ON so."PARTNERID" = bp."PARTNERID"</text:p>
            <text:p>JOIN DATMOK."SALES_ORDER_ITEMS" soi ON so."SALESORDERID" = soi."SALESORDERID"</text:p>
            <text:p>WHERE so."SALESORG" = 'APJ'</text:p>
            <text:p>GROUP BY bp."COMPANYNAME"</text:p>
            <text:p>ORDER BY "Total Gross Amount" DESC</text:p>
            <text:p>LIMIT 10;</text:p>
          </table:table-cell>
          <table:table-cell table:number-columns-repeated="16381"/>
        </table:table-row>
        <table:table-row table:style-name="ro7">
          <table:table-cell table:style-name="ce13" office:value-type="string" calcext:value-type="string">
            <text:p>Pull the SO details in year 2018 in "APJ".</text:p>
          </table:table-cell>
          <table:table-cell table:style-name="ce15" office:value-type="string" calcext:value-type="string">
            <text:p>Sales</text:p>
          </table:table-cell>
          <table:table-cell table:style-name="ce18" office:value-type="string" calcext:value-type="string">
            <text:p><text:span text:style-name="T1">SELECT</text:span></text:p>
            <text:p><text:span text:style-name="T1">     so.SALESORDERID as "Sales Order",    bp.COMPANYNAME as "Business </text:span></text:p>
            <text:p><text:span text:style-name="T1">Partner",    so.CREATEDAT as "Sales Order Creation Date",    </text:span></text:p>
            <text:p><text:span text:style-name="T1">YEAR(so.CREATEDAT) as "Year of Sales Order Creation",    </text:span></text:p>
            <text:p><text:span text:style-name="T1">QUARTER(so.CREATEDAT) as "Quarter of Sales Order Creation",    </text:span></text:p>
            <text:p><text:span text:style-name="T1">so.SALESORG as "Sales Organization",    soi.SALESORDERITEM as "Sales </text:span></text:p>
            <text:p><text:span text:style-name="T1">Order Item",    prod.MEDIUM_DESCR as "Product"FROM     </text:span></text:p>
            <text:p><text:span text:style-name="T1">DATMOK.SALES_ORDERS as soJOIN     DATMOK.BUSINESS_PARTNERS as bp ON </text:span></text:p>
            <text:p><text:span text:style-name="T1">so.PARTNERID = bp.PARTNERIDJOIN     DATMOK.SALES_ORDER_ITEMS soi ON </text:span></text:p>
            <text:p><text:span text:style-name="T1">so.SALESORDERID = soi.SALESORDERIDJOIN     DATMOK.PRODUCT_TEXTS prod ON </text:span></text:p>
            <text:p><text:span text:style-name="T1">soi.PRODUCTID = prod.PRODUCTIDWHERE     YEAR(so.CREATEDAT) = 2018     </text:span></text:p>
            <text:p><text:span text:style-name="T1">AND so.SALESORG = 'APJ'ORDER BY     so.SALESORDERID DESC;</text:span></text:p>
            <text:p/>
          </table:table-cell>
          <table:table-cell table:number-columns-repeated="16381"/>
        </table:table-row>
        <table:table-row table:style-name="ro8">
          <table:table-cell table:style-name="ce12" office:value-type="string" calcext:value-type="string">
            <text:p>List top 10 sales products per BP in year 2018.</text:p>
          </table:table-cell>
          <table:table-cell table:style-name="ce15" office:value-type="string" calcext:value-type="string">
            <text:p>Sales</text:p>
          </table:table-cell>
          <table:table-cell table:style-name="ce17" office:value-type="string" calcext:value-type="string">
            <text:p>SELECT bp."COMPANYNAME" AS "Business Partner", </text:p>
            <text:p>       prod."MEDIUM_DESCR" AS "Product", </text:p>
            <text:p>       SUM(TO_DECIMAL(soi."GROSSAMOUNT", 32, 2)) AS "Total Gross Amount"</text:p>
            <text:p>FROM DATMOK."SALES_ORDERS" so</text:p>
            <text:p>JOIN DATMOK."BUSINESS_PARTNERS" bp ON so."PARTNERID" = bp."PARTNERID"</text:p>
            <text:p>JOIN DATMOK."SALES_ORDER_ITEMS" soi ON so."SALESORDERID" = soi."SALESORDERID"</text:p>
            <text:p>JOIN DATMOK."PRODUCT_TEXTS" prod ON soi."PRODUCTID" = prod."PRODUCTID"</text:p>
            <text:p>WHERE YEAR(so."CREATEDAT") = 2018</text:p>
            <text:p>GROUP BY bp."COMPANYNAME", prod."MEDIUM_DESCR"</text:p>
            <text:p>ORDER BY bp."COMPANYNAME", "Total Gross Amount" DESC</text:p>
            <text:p>LIMIT 10;</text:p>
            <text:p/>
          </table:table-cell>
          <table:table-cell table:number-columns-repeated="16381"/>
        </table:table-row>
        <table:table-row table:style-name="ro9">
          <table:table-cell table:style-name="ce14" office:value-type="string" calcext:value-type="string">
            <text:p>which is the bestselling product of 2018? </text:p>
          </table:table-cell>
          <table:table-cell table:style-name="ce15" office:value-type="string" calcext:value-type="string">
            <text:p>Sales</text:p>
          </table:table-cell>
          <table:table-cell table:style-name="ce18" office:value-type="string" calcext:value-type="string">
            <text:p>SELECT prod."MEDIUM_DESCR" AS "Product", </text:p>
            <text:p>       SUM(TO_DECIMAL(soi."GROSSAMOUNT", 32, 2)) AS "Total Gross Amount"</text:p>
            <text:p>FROM DATMOK."SALES_ORDERS" AS so</text:p>
            <text:p>JOIN DATMOK."BUSINESS_PARTNERS" AS bp ON so."PARTNERID" = bp."PARTNERID"</text:p>
            <text:p>JOIN DATMOK."SALES_ORDER_ITEMS" AS soi ON so."SALESORDERID" = soi."SALESORDERID"</text:p>
            <text:p>JOIN DATMOK."PRODUCT_TEXTS" AS prod ON soi."PRODUCTID" = prod."PRODUCTID"</text:p>
            <text:p>WHERE YEAR(so."CREATEDAT") = 2018</text:p>
            <text:p>GROUP BY prod."MEDIUM_DESCR"</text:p>
            <text:p>ORDER BY "Total Gross Amount" DESC</text:p>
            <text:p>LIMIT 1;</text:p>
            <text:p/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What are the average salaries by department and job classification?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<text:span text:style-name="T1">        SELECT     dep.SHORT_DESCRIPTION AS "Department",     </text:span></text:p>
            <text:p><text:span text:style-name="T1">job_cls.SHORT_DESCRIPTION AS "Job Classification",     </text:span></text:p>
            <text:p><text:span text:style-name="T1">AVG(TO_DECIMAL(hc.SALARY, 32, 2)) AS "Average Salary"FROM     </text:span></text:p>
            <text:p><text:span text:style-name="T1">DATMOK.EMPLOYEE_HEADCOUNT hcJOIN     DATMOK.DEPARTMENT_TEXTS dep ON </text:span></text:p>
            <text:p><text:span text:style-name="T1">hc.DEPARTMENTID = dep.DEPARTMENTID AND dep.LANGUAGE = 'EN'JOIN     </text:span></text:p>
            <text:p><text:span text:style-name="T1">DATMOK.JOB_CLASSIFICATION_TEXTS job_cls ON hc.JOBCLASSIFICATIONID = </text:span></text:p>
            <text:p><text:span text:style-name="T1">job_cls.JOBCLASSIFICATIONID AND job_cls.LANGUAGE = 'EN'GROUP BY     </text:span></text:p>
            <text:p><text:span text:style-name="T1">dep.SHORT_DESCRIPTION,     job_cls.SHORT_DESCRIPTIONORDER BY     </text:span></text:p>
            <text:p><text:span text:style-name="T1">dep.SHORT_DESCRIPTION,     job_cls.SHORT_DESCRIPTION;</text:span></text:p>
            <text:p><text:span text:style-name="T1">      </text:span>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ow many employees have exited in the last year, and what are the common reasons for their exit?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<text:span text:style-name="T1">SELECT</text:span></text:p>
            <text:p><text:span text:style-name="T1">     COUNT(DISTINCT hc.EMPLOYEEID) AS "Number of Employees Exited",    </text:span></text:p>
            <text:p><text:span text:style-name="T1">hc.EXITREASON AS "Exit Reason",    COUNT(hc.EXITREASON) AS "Count of </text:span></text:p>
            <text:p><text:span text:style-name="T1">Exit Reason"FROM     DATMOK.EMPLOYEE_HEADCOUNT hcWHERE     hc.EXITDATE </text:span></text:p>
            <text:p><text:span text:style-name="T1">&gt;= ADD_YEARS(CURRENT_DATE, -1)GROUP BY     hc.EXITREASONORDER BY     </text:span></text:p>
            <text:p><text:span text:style-name="T1">"Count of Exit Reason" DESC;</text:span></text:p>
            <text:p><text:span text:style-name="T1">      </text:span>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What are the top 10 business partners by total sales order value?</text:p>
          </table:table-cell>
          <table:table-cell office:value-type="string" calcext:value-type="string">
            <text:p>Finance</text:p>
          </table:table-cell>
          <table:table-cell office:value-type="string" calcext:value-type="string">
            <text:p><text:span text:style-name="T1">SELECT</text:span></text:p>
            <text:p><text:span text:style-name="T1">     bp.COMPANYNAME AS "Business Partner",     </text:span></text:p>
            <text:p><text:span text:style-name="T1">SUM(TO_DECIMAL(soi.GROSSAMOUNT, 32, 2)) AS "Total Gross Amount"FROM     </text:span></text:p>
            <text:p><text:span text:style-name="T1">DATMOK.SALES_ORDERS soJOIN     DATMOK.BUSINESS_PARTNERS bp ON </text:span></text:p>
            <text:p><text:span text:style-name="T1">so.PARTNERID = bp.PARTNERIDJOIN     DATMOK.SALES_ORDER_ITEMS soi ON </text:span></text:p>
            <text:p><text:span text:style-name="T1">so.SALESORDERID = soi.SALESORDERIDGROUP BY     bp.COMPANYNAMEORDER BY   </text:span></text:p>
            <text:p><text:span text:style-name="T1">  "Total Gross Amount" DESCLIMIT 10;</text:span></text:p>
          </table:table-cell>
          <table:table-cell table:number-columns-repeated="16381"/>
        </table:table-row>
        <table:table-row table:style-name="ro10">
          <table:table-cell office:value-type="string" calcext:value-type="string">
            <text:p>How do product sales compare across different categories?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<text:span text:style-name="T1">SELECT</text:span></text:p>
            <text:p><text:span text:style-name="T1">     prod.MEDIUM_DESCR AS "Product Category",    </text:span></text:p>
            <text:p><text:span text:style-name="T1">SUM(TO_DECIMAL(soi.GROSSAMOUNT, 32, 2)) AS "Total Gross Amount"FROM     </text:span></text:p>
            <text:p><text:span text:style-name="T1">DATMOK.SALES_ORDERS soJOIN     DATMOK.BUSINESS_PARTNERS bp ON </text:span></text:p>
            <text:p><text:span text:style-name="T1">so.PARTNERID = bp.PARTNERIDJOIN     DATMOK.SALES_ORDER_ITEMS soi ON </text:span></text:p>
            <text:p><text:span text:style-name="T1">so.SALESORDERID = soi.SALESORDERIDJOIN     DATMOK.PRODUCT_TEXTS prod ON </text:span></text:p>
            <text:p><text:span text:style-name="T1">soi.PRODUCTID = prod.PRODUCTIDJOIN     DATMOK.PRODUCTS p ON </text:span></text:p>
            <text:p><text:span text:style-name="T1">soi.PRODUCTID = p.PRODUCTIDJOIN     DATMOK.PRODUCT_CATEGORY_TEXTS pct ON</text:span></text:p>
            <text:p><text:span text:style-name="T1"> p.PRODUCTCATEGORYID = pct.PRODCATEGORYIDGROUP BY     </text:span></text:p>
            <text:p><text:span text:style-name="T1">prod.MEDIUM_DESCRORDER BY     "Total Gross Amount" DESC;</text:span></text:p>
            <text:p/>
          </table:table-cell>
          <table:table-cell table:number-columns-repeated="16381"/>
        </table:table-row>
        <table:table-row table:style-name="ro11">
          <table:table-cell table:style-name="ce11" office:value-type="string" calcext:value-type="string">
            <text:p>What is the average gross amount per sales order item across different product types?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<text:span text:style-name="T1">SELECT</text:span></text:p>
            <text:p><text:span text:style-name="T1">     prod.MEDIUM_DESCR AS "Product Type",     </text:span></text:p>
            <text:p><text:span text:style-name="T1">AVG(TO_DECIMAL(soi.GROSSAMOUNT, 32, 2)) AS "Average Gross Amount per </text:span></text:p>
            <text:p><text:span text:style-name="T1">Sales Order Item"FROM     DATMOK.SALES_ORDERS AS soJOIN     </text:span></text:p>
            <text:p><text:span text:style-name="T1">DATMOK.BUSINESS_PARTNERS AS bp ON so.PARTNERID = bp.PARTNERIDJOIN     </text:span></text:p>
            <text:p><text:span text:style-name="T1">DATMOK.SALES_ORDER_ITEMS AS soi ON so.SALESORDERID = </text:span></text:p>
            <text:p><text:span text:style-name="T1">soi.SALESORDERIDJOIN     DATMOK.PRODUCT_TEXTS AS prod ON soi.PRODUCTID =</text:span></text:p>
            <text:p><text:span text:style-name="T1"> prod.PRODUCTIDGROUP BY     prod.MEDIUM_DESCRORDER BY     "Average Gross</text:span></text:p>
            <text:p><text:span text:style-name="T1"> Amount per Sales Order Item" DESC;</text:span></text:p>
          </table:table-cell>
          <table:table-cell table:number-columns-repeated="16381"/>
        </table:table-row>
      </table:table>
      <table:named-expressions/>
      <table:database-ranges>
        <table:database-range table:name="__Anonymous_Sheet_DB__0" table:target-range-address="Sheet1.A1:Sheet1.B1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1:22:23.735098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4:12:25.794415763</meta:creation-date>
    <dc:date>2024-10-09T11:40:16.847688332</dc:date>
    <meta:editing-duration>PT2H5M23S</meta:editing-duration>
    <meta:editing-cycles>8</meta:editing-cycles>
    <meta:generator>LibreOffice/24.2.5.2$Linux_X86_64 LibreOffice_project/420$Build-2</meta:generator>
    <meta:document-statistic meta:table-count="2" meta:cell-count="76" meta:object-count="0"/>
  </office:meta>
</office:document-meta>
</file>